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89425" officeooo:paragraph-rsid="00089425"/>
    </style:style>
    <style:style style:name="P2" style:family="paragraph" style:parent-style-name="Title">
      <style:text-properties officeooo:rsid="00097e63" officeooo:paragraph-rsid="00097e63"/>
    </style:style>
    <style:style style:name="P3" style:family="paragraph" style:parent-style-name="Text_20_body">
      <style:text-properties officeooo:rsid="00089425" officeooo:paragraph-rsid="00089425"/>
    </style:style>
    <style:style style:name="P4" style:family="paragraph" style:parent-style-name="Text_20_body">
      <style:paragraph-properties fo:text-align="end" style:justify-single-word="false"/>
      <style:text-properties officeooo:rsid="00089425" officeooo:paragraph-rsid="00089425"/>
    </style:style>
    <style:style style:name="P5" style:family="paragraph" style:parent-style-name="Text_20_body">
      <style:text-properties officeooo:paragraph-rsid="00089425"/>
    </style:style>
    <style:style style:name="P6" style:family="paragraph" style:parent-style-name="Text_20_body">
      <style:text-properties officeooo:rsid="00097e63" officeooo:paragraph-rsid="00097e63"/>
    </style:style>
    <style:style style:name="P7" style:family="paragraph" style:parent-style-name="Text_20_body">
      <style:text-properties officeooo:rsid="000b68ff" officeooo:paragraph-rsid="000b68ff"/>
    </style:style>
    <style:style style:name="P8" style:family="paragraph" style:parent-style-name="Heading_20_2">
      <style:paragraph-properties fo:text-align="end" style:justify-single-word="false"/>
    </style:style>
    <style:style style:name="T1" style:family="text">
      <style:text-properties officeooo:rsid="00097e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ório Multimédia 5</text:p>
      <text:p text:style-name="P1">Micro Projeto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2">Autoria</text:h>
      <text:p text:style-name="P4">Dinis Rodrigues <text:span text:style-name="T1">#79815</text:span></text:p>
      <text:p text:style-name="P4">João Pantaleão <text:span text:style-name="T1">#64662</text:span></text:p>
      <text:p text:style-name="P3"/>
      <text:p text:style-name="Title"><text:soft-page-break/>Introdução</text:p>
      <text:p text:style-name="P6">Esta proposta surge no contexto de avaliação e é-nos </text:p>
      <text:p text:style-name="Title">Diagrama de classes</text:p>
      <text:p text:style-name="P7">Na primeira fase deste projeto, começamos por definir as classes necessárias e suas relações umas com as outras. A primeira classe a ser criada é a Ponto2D, pois todas as posteriores utilização um objeto do tipo Ponto2D para</text:p>
      <text:p text:style-name="Title">Específicações técnicas</text:p>
      <text:p text:style-name="Text_20_body"/>
      <text:p text:style-name="Title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5:16:32.368001585</meta:creation-date>
    <dc:date>2018-11-18T15:52:42.435181075</dc:date>
    <meta:editing-duration>PT15M5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11" meta:word-count="66" meta:character-count="425" meta:non-whitespace-character-count="369"/>
  </office:meta>
</office:document-meta>
</file>